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73000000C99818260AF43E1AC3.png" manifest:media-type="image/png"/>
  <manifest:file-entry manifest:full-path="Pictures/10000201000001150000007239C5441A4DE9AE6C.png" manifest:media-type="image/png"/>
  <manifest:file-entry manifest:full-path="Pictures/1000020100000117000000BCB9E6C3BEE9B9F535.png" manifest:media-type="image/png"/>
  <manifest:file-entry manifest:full-path="Pictures/10000201000000CE000001E047D9FAD929C21576.png" manifest:media-type="image/png"/>
  <manifest:file-entry manifest:full-path="Pictures/100002010000019C0000005526474F8E821F4ABF.png" manifest:media-type="image/png"/>
  <manifest:file-entry manifest:full-path="Pictures/10000201000001180000009178FCCAFE7EBB123E.png" manifest:media-type="image/png"/>
  <manifest:file-entry manifest:full-path="Pictures/10000201000001190000007E22B7BF3CF3B3F06F.png" manifest:media-type="image/png"/>
  <manifest:file-entry manifest:full-path="Pictures/100002010000011A00000054872E6FE1C4D0125A.png" manifest:media-type="image/png"/>
  <manifest:file-entry manifest:full-path="Pictures/1000020100000119000000908CC6F52846287FFD.png" manifest:media-type="image/png"/>
  <manifest:file-entry manifest:full-path="Pictures/100002010000019D00000080401EEB5A1D0F9CE0.png" manifest:media-type="image/png"/>
  <manifest:file-entry manifest:full-path="Pictures/10000201000001190000003DA1955A86F01D12CC.png" manifest:media-type="image/png"/>
  <manifest:file-entry manifest:full-path="Pictures/10000201000001BE0000006B05B9414D3AA989A8.png" manifest:media-type="image/png"/>
  <manifest:file-entry manifest:full-path="Pictures/10000201000001180000003CF7A1BB52DB0E4162.png" manifest:media-type="image/png"/>
  <manifest:file-entry manifest:full-path="Pictures/10000201000001A10000006319D5E4ED0A7AAAE6.png" manifest:media-type="image/png"/>
  <manifest:file-entry manifest:full-path="Pictures/100002010000011900000040201AB246852450FD.png" manifest:media-type="image/png"/>
  <manifest:file-entry manifest:full-path="Pictures/1000020100000118000000681C8F7EA0BAF59A2F.png" manifest:media-type="image/png"/>
  <manifest:file-entry manifest:full-path="Pictures/100002010000009F0000007D5AE8DB8DBEBF435C.png" manifest:media-type="image/png"/>
  <manifest:file-entry manifest:full-path="Pictures/10000201000001190000005288E56D6102B107B3.png" manifest:media-type="image/png"/>
  <manifest:file-entry manifest:full-path="Pictures/10000201000000AE0000007F3840315247EF6801.png" manifest:media-type="image/png"/>
  <manifest:file-entry manifest:full-path="Pictures/1000020100000118000000D205633F0F95A224AD.png" manifest:media-type="image/png"/>
  <manifest:file-entry manifest:full-path="Pictures/100002010000010D000000A1C89F75D2875E46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d6ac6"/>
    </style:style>
    <style:style style:name="P22" style:family="paragraph" style:parent-style-name="Heading_20_1">
      <style:paragraph-properties fo:margin-top="0cm" fo:margin-bottom="0cm" style:contextual-spacing="false"/>
    </style:style>
    <style:style style:name="P23" style:family="paragraph" style:parent-style-name="Heading_20_2">
      <style:text-properties officeooo:rsid="006789a6" officeooo:paragraph-rsid="006789a6"/>
    </style:style>
    <style:style style:name="P24" style:family="paragraph" style:parent-style-name="Heading_20_3">
      <style:text-properties officeooo:paragraph-rsid="00677a55"/>
    </style:style>
    <style:style style:name="P25" style:family="paragraph" style:parent-style-name="Standard">
      <style:text-properties officeooo:paragraph-rsid="006d6ac6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06d6ac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d50e3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ccfa5" style:font-size-asian="10pt" style:font-size-complex="10pt"/>
    </style:style>
    <style:style style:name="T6" style:family="text">
      <style:text-properties fo:font-size="10pt" officeooo:rsid="006bbdc3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677a55"/>
    </style:style>
    <style:style style:name="T13" style:family="text">
      <style:text-properties officeooo:rsid="006789a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1" draw:name="Bild26" text:anchor-type="char" svg:width="0.831cm" svg:height="0.831cm" draw:z-index="2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Drivers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6</text:a></text:p>
          <text:p text:style-name="P7"><text:a xlink:type="simple" xlink:href="#__RefHeading___Toc17263_11844793741111" text:style-name="Index_20_Link" text:visited-style-name="Index_20_Link">Type<text:tab/>6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soft-page-break/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7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8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9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P25"/>
      <table:table table:name="Tabelle22" table:style-name="Tabelle22">
        <table:table-column table:style-name="Tabelle22.A"/>
        <table:table-row table:style-name="TableLine2283004104400">
          <table:table-cell table:style-name="Tabelle22.A1" office:value-type="string">
            <text:h text:style-name="P22" text:outline-level="1"><text:bookmark-start text:name="__RefHeading___Toc3654_4126228218"/><text:span text:style-name="T11">Drivers</text:span> Editor - Key Menu<text:bookmark-end text:name="__RefHeading___Toc3654_4126228218"/></text:h>
          </table:table-cell>
        </table:table-row>
      </table:table>
      <text:p text:style-name="Standard"><draw:frame draw:style-name="fr3" draw:name="Bild8" text:anchor-type="paragraph" svg:x="15.21cm" svg:y="0.307cm" svg:width="3.491cm" svg:height="8.13cm" draw:z-index="0"><draw:image xlink:href="Pictures/10000201000000CE000001E047D9FAD929C21576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6.971cm" svg:height="1.439cm" draw:z-index="1"><draw:image xlink:href="Pictures/100002010000019C0000005526474F8E821F4ABF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415cm" svg:width="4.74cm" svg:height="2.461cm" draw:z-index="6"><draw:image xlink:href="Pictures/10000201000001180000009178FCCAFE7EBB123E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74cm" svg:width="1.951cm" svg:height="3.401cm" draw:z-index="7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20" text:anchor-type="paragraph" svg:x="13.968cm" svg:y="0.293cm" svg:width="4.69cm" svg:height="1.93cm" draw:z-index="8"><draw:image xlink:href="Pictures/10000201000001150000007239C5441A4DE9AE6C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415cm" svg:width="4.72cm" svg:height="3.18cm" draw:z-index="9"><draw:image xlink:href="Pictures/1000020100000117000000BCB9E6C3BEE9B9F535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2" draw:name="Bild9" text:anchor-type="paragraph" svg:y="0.074cm" svg:width="1.951cm" svg:height="3.401cm" draw:z-index="10"><draw:image xlink:href="Pictures/1000020100000073000000C99818260AF43E1AC3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10" text:anchor-type="paragraph" svg:x="13.968cm" svg:y="0.293cm" svg:width="4.69cm" svg:height="1.93cm" draw:z-index="11"><draw:image xlink:href="Pictures/10000201000001150000007239C5441A4DE9AE6C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415cm" svg:width="4.761cm" svg:height="2.131cm" draw:z-index="13"><draw:image xlink:href="Pictures/10000201000001190000007E22B7BF3CF3B3F06F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3" draw:name="Bild25" text:anchor-type="paragraph" svg:x="16.75cm" svg:y="0.279cm" svg:width="1.951cm" svg:height="3.401cm" draw:z-index="14"><draw:image xlink:href="Pictures/1000020100000073000000C99818260AF43E1AC3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23" text:anchor-type="paragraph" svg:x="13.968cm" svg:y="0.293cm" svg:width="4.69cm" svg:height="1.93cm" draw:z-index="12"><draw:image xlink:href="Pictures/10000201000001150000007239C5441A4DE9AE6C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415cm" svg:width="4.77cm" svg:height="2.439cm" draw:z-index="16"><draw:image xlink:href="Pictures/1000020100000119000000908CC6F52846287FFD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346cm" svg:width="1.951cm" svg:height="3.401cm" draw:z-index="17"><draw:image xlink:href="Pictures/1000020100000073000000C99818260AF43E1AC3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30" text:anchor-type="paragraph" svg:x="13.968cm" svg:y="0.293cm" svg:width="4.69cm" svg:height="1.93cm" draw:z-index="15"><draw:image xlink:href="Pictures/10000201000001150000007239C5441A4DE9AE6C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515cm" svg:width="6.99cm" svg:height="2.17cm" draw:z-index="2"><draw:image xlink:href="Pictures/100002010000019D00000080401EEB5A1D0F9CE0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2" draw:name="Bild11" text:anchor-type="paragraph" svg:y="0.415cm" svg:width="4.77cm" svg:height="1.03cm" draw:z-index="18"><draw:image xlink:href="Pictures/10000201000001190000003DA1955A86F01D12CC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2" draw:name="Bild3" text:anchor-type="paragraph" svg:y="0.693cm" svg:width="7.549cm" svg:height="1.81cm" draw:z-index="3"><draw:image xlink:href="Pictures/10000201000001BE0000006B05B9414D3AA989A8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415cm" svg:width="4.74cm" svg:height="1.02cm" draw:z-index="19"><draw:image xlink:href="Pictures/10000201000001180000003CF7A1BB52DB0E4162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2" draw:name="Bild5" text:anchor-type="paragraph" svg:y="0.693cm" svg:width="7.061cm" svg:height="1.679cm" draw:z-index="4"><draw:image xlink:href="Pictures/10000201000001A10000006319D5E4ED0A7AAAE6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415cm" svg:width="4.761cm" svg:height="1.08cm" draw:z-index="20"><draw:image xlink:href="Pictures/100002010000011900000040201AB246852450FD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3" draw:name="Bild14" text:anchor-type="paragraph" svg:x="13.961cm" svg:y="0.134cm" svg:width="4.74cm" svg:height="1.76cm" draw:z-index="21"><draw:image xlink:href="Pictures/1000020100000118000000681C8F7EA0BAF59A2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2" draw:name="Bild15" text:anchor-type="paragraph" svg:y="0.415cm" svg:width="2.69cm" svg:height="2.12cm" draw:z-index="22"><draw:image xlink:href="Pictures/100002010000009F0000007D5AE8DB8DBEBF435C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2" draw:name="Bild16" text:anchor-type="paragraph" svg:y="0.415cm" svg:width="2.949cm" svg:height="2.15cm" draw:z-index="23"><draw:image xlink:href="Pictures/10000201000000AE0000007F3840315247EF6801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2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4" text:outline-level="3"><draw:frame draw:style-name="fr3" draw:name="Bild17" text:anchor-type="paragraph" svg:x="13.961cm" svg:y="0.134cm" svg:width="4.74cm" svg:height="3.56cm" draw:z-index="24"><draw:image xlink:href="Pictures/1000020100000118000000D205633F0F95A224AD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3" draw:name="Bild18" text:anchor-type="paragraph" svg:x="13.968cm" svg:y="0.293cm" svg:width="4.69cm" svg:height="1.93cm" draw:z-index="25"><draw:image xlink:href="Pictures/10000201000001150000007239C5441A4DE9AE6C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2">.</text:span></text:p>
      <text:h text:style-name="P23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3" draw:name="Bild4" text:anchor-type="paragraph" svg:x="13.961cm" svg:y="0.134cm" svg:width="4.77cm" svg:height="1.42cm" draw:z-index="26"><draw:image xlink:href="Pictures/100002010000011A00000054872E6FE1C4D0125A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3">decimate mode. Error margin is Allowed change.</text:span></text:p>
      <text:h text:style-name="Heading_20_4" text:outline-level="4"><text:bookmark-start text:name="__RefHeading___Toc938_1132706634"/><text:span text:style-name="T13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3" draw:name="Bild19" text:anchor-type="paragraph" svg:x="13.961cm" svg:y="0.134cm" svg:width="4.77cm" svg:height="1.39cm" draw:z-index="27"><draw:image xlink:href="Pictures/10000201000001190000005288E56D6102B107B3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3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2" draw:name="Bild6" text:anchor-type="paragraph" svg:y="0.693cm" svg:width="4.551cm" svg:height="2.731cm" draw:z-index="5"><draw:image xlink:href="Pictures/100002010000010D000000A1C89F75D2875E46C8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50e3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6ccfa5" style:font-size-asian="10pt" style:font-size-complex="10pt"/>
    </style:style>
    <style:style style:name="MT6" style:family="text">
      <style:text-properties fo:font-size="10pt" officeooo:rsid="006bbdc3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6</text:span><text:span text:style-name="MT1"> Editors - D</text:span><text:span text:style-name="MT6">rivers</text:span><text:span text:style-name="MT7"> Editor </text:span><text:span text:style-name="MT3">- </text:span><text:span text:style-name="MT8">Key</text:span><text:span text:style-name="MT9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3H58M16S</meta:editing-duration>
    <meta:editing-cycles>61</meta:editing-cycles>
    <meta:generator>LibreOffice/7.0.4.2$Windows_X86_64 LibreOffice_project/dcf040e67528d9187c66b2379df5ea4407429775</meta:generator>
    <dc:date>2021-06-01T12:55:46.396000000</dc:date>
    <meta:document-statistic meta:table-count="2" meta:image-count="29" meta:object-count="0" meta:page-count="10" meta:paragraph-count="244" meta:word-count="1222" meta:character-count="7658" meta:non-whitespace-character-count="6676"/>
    <meta:template xlink:type="simple" xlink:actuate="onRequest" xlink:title="standard1cm" xlink:href="../../../AppData/Roaming/LibreOffice/4/user/template/standard1cm.ott" meta:date="2016-03-29T10:37:00.996000000"/>
  </office:meta>
</office:document-meta>
</file>